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93cm" style:rel-column-width="1980*"/>
    </style:style>
    <style:style style:name="Tableau1.B" style:family="table-column">
      <style:table-column-properties style:column-width="3.302cm" style:rel-column-width="1872*"/>
    </style:style>
    <style:style style:name="Tableau1.C" style:family="table-column">
      <style:table-column-properties style:column-width="10.206cm" style:rel-column-width="57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f15cc" officeooo:paragraph-rsid="000f15cc"/>
    </style:style>
    <style:style style:name="P2" style:family="paragraph" style:parent-style-name="Standard">
      <style:paragraph-properties fo:text-align="justify" style:justify-single-word="false"/>
      <style:text-properties officeooo:rsid="000f15cc" officeooo:paragraph-rsid="000f15cc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f15cc" officeooo:paragraph-rsid="000f15c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f15cc" officeooo:paragraph-rsid="000f15cc" style:font-size-asian="18pt" style:font-weight-asian="normal" style:font-size-complex="18pt" style:font-weight-complex="normal"/>
    </style:style>
    <style:style style:name="P5" style:family="paragraph" style:parent-style-name="Table_20_Contents">
      <style:text-properties officeooo:rsid="000f15cc" officeooo:paragraph-rsid="000f15c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f15cc" officeooo:paragraph-rsid="000f15c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’homme et l’animal</text:p>
      <text:p text:style-name="P4">Exercice introductif</text:p>
      <text:p text:style-name="P1"/>
      <text:p text:style-name="P1"/>
      <text:p text:style-name="P1"/>
      <text:p text:style-name="P2">Pour chaque cas présenté ci-dessous, dites s’il s'agit d'un animal ou non. Justifiez votre réponse de façon précise.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174019895968">
          <table:table-cell table:style-name="Tableau1.A1" office:value-type="string">
            <text:p text:style-name="P6">Cas</text:p>
          </table:table-cell>
          <table:table-cell table:style-name="Tableau1.A1" office:value-type="string">
            <text:p text:style-name="P6">Animal ou non ?</text:p>
          </table:table-cell>
          <table:table-cell table:style-name="Tableau1.C1" office:value-type="string">
            <text:p text:style-name="P6">Justification</text:p>
          </table:table-cell>
        </table:table-row>
        <table:table-row table:style-name="TableLine2174019895968">
          <table:table-cell table:style-name="Tableau1.A2" office:value-type="string">
            <text:p text:style-name="P5"/>
            <text:p text:style-name="P5">Ver de terre</text:p>
            <text:p text:style-name="P5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74019895968">
          <table:table-cell table:style-name="Tableau1.A2" office:value-type="string">
            <text:p text:style-name="P5"/>
            <text:p text:style-name="P5">Plante carnivore</text:p>
            <text:p text:style-name="P5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74019895968">
          <table:table-cell table:style-name="Tableau1.A2" office:value-type="string">
            <text:p text:style-name="P5"/>
            <text:p text:style-name="P5">Bactérie</text:p>
            <text:p text:style-name="P5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74019895968">
          <table:table-cell table:style-name="Tableau1.A2" office:value-type="string">
            <text:p text:style-name="P5"/>
            <text:p text:style-name="P5">Robot</text:p>
            <text:p text:style-name="P5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74019895968">
          <table:table-cell table:style-name="Tableau1.A2" office:value-type="string">
            <text:p text:style-name="P5"/>
            <text:p text:style-name="P5">Méduse</text:p>
            <text:p text:style-name="P5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74019895968">
          <table:table-cell table:style-name="Tableau1.A2" office:value-type="string">
            <text:p text:style-name="P5"/>
            <text:p text:style-name="P5">Champignon</text:p>
            <text:p text:style-name="P5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74019895968">
          <table:table-cell table:style-name="Tableau1.A2" office:value-type="string">
            <text:p text:style-name="P5"/>
            <text:p text:style-name="P5">Virus</text:p>
            <text:p text:style-name="P5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74019895968">
          <table:table-cell table:style-name="Tableau1.A2" office:value-type="string">
            <text:p text:style-name="P5"/>
            <text:p text:style-name="P5">Éponge</text:p>
            <text:p text:style-name="P5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74019895968">
          <table:table-cell table:style-name="Tableau1.A2" office:value-type="string">
            <text:p text:style-name="P5"/>
            <text:p text:style-name="P5">Moule</text:p>
            <text:p text:style-name="P5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"/>
      <text:p text:style-name="P1"/>
      <text:p text:style-name="P1"><text:span text:style-name="T1">Synthèse :</text:span> essayez de construire une définition générale de ce qu’est un anim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2T15:12:13.274000000</meta:creation-date>
    <dc:date>2023-01-12T15:16:17.629000000</dc:date>
    <meta:editing-duration>PT4M4S</meta:editing-duration>
    <meta:editing-cycles>1</meta:editing-cycles>
    <meta:document-statistic meta:table-count="1" meta:image-count="0" meta:object-count="0" meta:page-count="1" meta:paragraph-count="16" meta:word-count="54" meta:character-count="339" meta:non-whitespace-character-count="301"/>
    <meta:generator>LibreOffice/7.3.1.3$Windows_X86_64 LibreOffice_project/a69ca51ded25f3eefd52d7bf9a5fad8c90b87951</meta:generator>
  </office:meta>
</office:document-meta>
</file>